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fill-color="#ffffff" fo:min-height="2.93cm"/>
    </style:style>
    <style:style style:name="pr5" style:family="presentation" style:parent-style-name="Default-subtitle">
      <style:graphic-properties draw:fill-color="#ffffff" fo:min-height="10.827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outline1">
      <style:graphic-properties draw:stroke="none" draw:fill="none" draw:fill-color="#bbe0e3" fo:min-height="8.806cm" draw:shadow="hidden" draw:shadow-color="#808080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10" style:family="presentation" style:parent-style-name="Default-title">
      <style:graphic-properties draw:fill-color="#ffffff" fo:min-height="3.262cm"/>
    </style:style>
    <style:style style:name="pr11" style:family="presentation" style:parent-style-name="Default-outline1">
      <style:graphic-properties draw:fill-color="#ffffff" fo:min-height="10.827cm"/>
    </style:style>
    <style:style style:name="pr12" style:family="presentation" style:parent-style-name="Default-title">
      <style:graphic-properties draw:fill-color="#ffffff" fo:min-height="2.404cm"/>
    </style:style>
    <style:style style:name="pr13" style:family="presentation" style:parent-style-name="Default-title">
      <style:graphic-properties draw:fill-color="#ffffff" fo:min-height="2.54cm"/>
    </style:style>
    <style:style style:name="pr14" style:family="presentation" style:parent-style-name="Default-outline1">
      <style:graphic-properties draw:fill-color="#ffffff" fo:min-height="10.88cm"/>
    </style:style>
    <style:style style:name="pr15" style:family="presentation" style:parent-style-name="Default-outline1">
      <style:graphic-properties draw:fill-color="#ffffff" fo:min-height="11.515cm"/>
    </style:style>
    <style:style style:name="pr16" style:family="presentation" style:parent-style-name="Default-title">
      <style:graphic-properties draw:fill-color="#ffffff" fo:min-height="2.415cm"/>
    </style:style>
    <style:style style:name="pr17" style:family="presentation" style:parent-style-name="Default-title">
      <style:graphic-properties draw:fill-color="#ffffff" draw:auto-grow-height="true" fo:min-height="3.181cm"/>
    </style:style>
    <style:style style:name="pr18" style:family="presentation" style:parent-style-name="Default-outline1">
      <style:graphic-properties draw:fill-color="#ffffff" draw:auto-grow-height="true" fo:min-height="11.078cm"/>
    </style:style>
    <style:style style:name="pr19" style:family="presentation" style:parent-style-name="Default-title">
      <style:graphic-properties draw:fill-color="#ffffff" draw:auto-grow-height="true" fo:min-height="2.54cm"/>
    </style:style>
    <style:style style:name="pr20" style:family="presentation" style:parent-style-name="Default-outline1" style:list-style-name="L6">
      <style:graphic-properties draw:fill-color="#ffffff" fo:min-height="10.795cm"/>
    </style:style>
    <style:style style:name="pr21" style:family="presentation" style:parent-style-name="Default-outline1">
      <style:graphic-properties draw:fill-color="#ffffff" fo:min-height="9.147cm"/>
    </style:style>
    <style:style style:name="P1" style:family="paragraph">
      <style:paragraph-properties fo:margin-left="0cm" fo:margin-right="0cm" fo:margin-top="0.264cm" fo:margin-bottom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82cm" fo:margin-bottom="0cm" text:enable-numbering="false" fo:text-indent="0cm"/>
    </style:style>
    <style:style style:name="P7" style:family="paragraph">
      <style:paragraph-properties fo:margin-left="0cm" fo:margin-right="0cm" style:line-height-at-least="0.352cm" fo:text-align="end" text:enable-numbering="false" fo:text-indent="0cm"/>
    </style:style>
    <style:style style:name="P8" style:family="paragraph">
      <style:paragraph-properties fo:margin-left="0cm" fo:margin-right="0cm" style:line-height-at-least="0.493cm" fo:text-align="end" text:enable-numbering="false" fo:text-indent="0cm"/>
    </style:style>
    <style:style style:name="P9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3.175cm" fo:margin-right="0cm" fo:text-indent="-0.635cm"/>
    </style:style>
    <style:style style:name="P17" style:family="paragraph">
      <style:paragraph-properties fo:margin-left="4.445cm" fo:margin-right="0cm" fo:text-indent="-0.635cm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text-align="end" fo:text-indent="0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language="en" fo:country="US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14cm" svg:height="0.867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1.59cm" svg:height="3.441cm" svg:x="1.905cm" svg:y="5.917cm" presentation:class="title" presentation:user-transformed="true">
          <draw:text-box>
            <text:p text:style-name="P4"><text:span text:style-name="T3">Introduction to Tracker </text:span></text:p>
          </draw:text-box>
        </draw:frame>
        <draw:frame presentation:style-name="pr2" draw:text-style-name="P5" draw:layer="layout" svg:width="17.78cm" svg:height="4.869cm" svg:x="3.81cm" svg:y="9.736cm" presentation:class="subtitle" presentation:user-transformed="true">
          <draw:text-box>
            <text:p text:style-name="P6">A Business Intelligence Toolkit for Animal Agriculture Professionals</text:p>
          </draw:text-box>
        </draw:frame>
        <draw:custom-shape draw:style-name="gr2" draw:text-style-name="P9" draw:layer="layout" svg:width="12.898cm" svg:height="3.173cm" svg:x="12.065cm" svg:y="0.648cm">
          <text:p text:style-name="P7"><text:span text:style-name="T1">Leveraging the Collaborative Periphery</text:span></text:p>
          <text:p text:style-name="P7"><text:span text:style-name="T4"/></text:p>
          <text:p text:style-name="P8"><text:span text:style-name="T4">Research</text:span></text:p>
          <text:p text:style-name="P8"><text:span text:style-name="T4">Development</text:span></text:p>
          <text:p text:style-name="P8"><text:span text:style-name="T4">Engineering</text:span></text:p>
          <text:p text:style-name="P8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0" draw:layer="layout" svg:width="22.859cm" svg:height="2.93cm" svg:x="1.906cm" svg:y="3.935cm" presentation:class="title" presentation:user-transformed="true">
          <draw:text-box>
            <text:p text:style-name="P10">Business Intelligence</text:p>
          </draw:text-box>
        </draw:frame>
        <draw:frame presentation:style-name="pr5" draw:text-style-name="P10" draw:layer="layout" svg:width="20.902cm" svg:height="10.827cm" svg:x="2.54cm" svg:y="7.11cm" presentation:class="subtitle" presentation:user-transformed="true">
          <draw:text-box>
            <text:p text:style-name="P11">Definition: <text:s/><text:tab/></text:p>
            <text:p text:style-name="P11"><text:span text:style-name="T5">the process of gathering information about a business or industry matter; a broad range of applications and technologies for gathering, storing, analyzing, and providing access to data to help make business decisions; abbr. BI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0.902cm" svg:height="8.806cm" svg:x="2.54cm" svg:y="7.62cm" presentation:class="outline" presentation:user-transformed="true">
          <draw:text-box>
            <text:list text:style-name="L4">
              <text:list-item>
                <text:p text:style-name="P12">Animal Agriculture</text:p>
              </text:list-item>
            </text:list>
            <text:list text:style-name="L4">
              <text:list-item>
                <text:list>
                  <text:list-item>
                    <text:p text:style-name="P13">Produc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frastructure Provid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rocess Auditors</text:p>
                  </text:list-item>
                </text:list>
              </text:list-item>
            </text:list>
          </draw:text-box>
        </draw:frame>
        <draw:frame presentation:style-name="pr8" draw:text-style-name="P14" draw:layer="layout" svg:width="25.4cm" svg:height="3.473cm" svg:x="-0.001cm" svg:y="3.702cm" presentation:class="title" presentation:user-transformed="true">
          <draw:text-box>
            <text:p text:style-name="P14">Business Intelligence Users 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0.902cm" svg:height="10.256cm" svg:x="2.54cm" svg:y="6.985cm" presentation:class="outline" presentation:user-transformed="true">
          <draw:text-box>
            <text:list text:style-name="L4">
              <text:list-item>
                <text:p text:style-name="P12">Container for BI Feature Solutions</text:p>
              </text:list-item>
            </text:list>
            <text:list text:style-name="L4">
              <text:list-item>
                <text:list>
                  <text:list-item>
                    <text:p text:style-name="P13">Desktop Business Intelligence Toolk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Desktop is the initial platform <text:s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erver Toolkit will foll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Eclipse Rich Client Platfor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etwork Aw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Dynamic service architectu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Extensible – integration, data, &amp; sourc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4" draw:layer="layout" svg:width="25.4cm" svg:height="3.473cm" svg:x="0cm" svg:y="3.618cm" presentation:class="title" presentation:user-transformed="true">
          <draw:text-box>
            <text:p text:style-name="P14">Tracker BI Toolkit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2.859cm" svg:height="2.93cm" svg:x="1.906cm" svg:y="3.935cm" presentation:class="title" presentation:user-transformed="true">
          <draw:text-box>
            <text:p text:style-name="P18">Business Domain Solutions</text:p>
          </draw:text-box>
        </draw:frame>
        <draw:frame presentation:style-name="pr11" draw:text-style-name="P12" draw:layer="layout" svg:width="20.902cm" svg:height="11.436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Domain specific feature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Solutions for Premises Producer, Fair/Exhibition, Auctions, Abattoirs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Generic feature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Reporting, readers, import/export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eatures can be dynamically added or removed from the Toolkit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eatures reside on network reposi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2">Maintain production efficiencies<text:line-break/></text:p>
              </text:list-item>
            </text:list>
            <text:list text:style-name="L4">
              <text:list-item>
                <text:p text:style-name="P12">Improve product quality<text:line-break/></text:p>
              </text:list-item>
            </text:list>
            <text:list text:style-name="L4">
              <text:list-item>
                <text:p text:style-name="P12">Document process controls</text:p>
              </text:list-item>
            </text:list>
          </draw:text-box>
        </draw:frame>
        <draw:frame presentation:style-name="pr12" draw:text-style-name="P14" draw:layer="layout" svg:width="25.4cm" svg:height="3.473cm" svg:x="0cm" svg:y="3.911cm" presentation:class="title" presentation:user-transformed="true">
          <draw:text-box>
            <text:p text:style-name="P14"><text:span text:style-name="T6">Benefits</text:span>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2.859cm" svg:height="3.473cm" svg:x="1.271cm" svg:y="3.979cm" presentation:class="title" presentation:user-transformed="true">
          <draw:text-box>
            <text:p text:style-name="P10">Application Scope<text:line-break/></text:p>
          </draw:text-box>
        </draw:frame>
        <draw:frame presentation:style-name="pr14" draw:text-style-name="P12" draw:layer="layout" svg:width="20.902cm" svg:height="10.88cm" svg:x="2.54cm" svg:y="6.985cm" presentation:class="outline" presentation:user-transformed="true">
          <draw:text-box>
            <text:list text:style-name="L4">
              <text:list-item>
                <text:p text:style-name="P12">Intra-premises management of animal information <text:line-break/></text:p>
              </text:list-item>
            </text:list>
            <text:list text:style-name="L4">
              <text:list-item>
                <text:p text:style-name="P12">Inter-premises information inter-exchang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5.4cm" svg:height="3.473cm" svg:x="0cm" svg:y="3.979cm" presentation:class="title" presentation:user-transformed="true">
          <draw:text-box>
            <text:p text:style-name="P10">Project Goals<text:line-break/></text:p>
          </draw:text-box>
        </draw:frame>
        <draw:frame presentation:style-name="pr15" draw:text-style-name="P12" draw:layer="layout" svg:width="20.902cm" svg:height="11.691cm" svg:x="2.54cm" svg:y="6.265cm" presentation:class="outline" presentation:user-transformed="true">
          <draw:text-box>
            <text:list text:style-name="L4">
              <text:list-item>
                <text:p text:style-name="P12">Minimize user startup investment</text:p>
              </text:list-item>
            </text:list>
            <text:list text:style-name="L4">
              <text:list-item>
                <text:list>
                  <text:list-item>
                    <text:p text:style-name="P13">Acqui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dminist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raining</text:p>
                  </text:list-item>
                </text:list>
              </text:list-item>
            </text:list>
            <text:list text:style-name="L4">
              <text:list-item>
                <text:p text:style-name="P12">Enable community collaboration</text:p>
              </text:list-item>
            </text:list>
            <text:list text:style-name="L4">
              <text:list-item>
                <text:list>
                  <text:list-item>
                    <text:p text:style-name="P13">Standards based infra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pen data and open source (GPL3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tensibl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6" draw:text-style-name="P10" draw:layer="layout" svg:width="22.859cm" svg:height="2.415cm" svg:x="1.906cm" svg:y="3.935cm" presentation:class="title" presentation:user-transformed="true">
          <draw:text-box>
            <text:p text:style-name="P10">Technical Requirements</text:p>
          </draw:text-box>
        </draw:frame>
        <draw:frame presentation:style-name="pr15" draw:text-style-name="P12" draw:layer="layout" svg:width="20.902cm" svg:height="11.901cm" svg:x="2.54cm" svg:y="6.297cm" presentation:class="outline" presentation:user-transformed="true">
          <draw:text-box>
            <text:list text:style-name="L4">
              <text:list-item>
                <text:p text:style-name="P12">Cross Operating System support </text:p>
              </text:list-item>
            </text:list>
            <text:list text:style-name="L4">
              <text:list-item>
                <text:list>
                  <text:list-item>
                    <text:p text:style-name="P13">Java-based service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randed Eclipse Product</text:p>
                  </text:list-item>
                </text:list>
              </text:list-item>
            </text:list>
            <text:list text:style-name="L4">
              <text:list-item>
                <text:p text:style-name="P12">Document based data model</text:p>
              </text:list-item>
            </text:list>
            <text:list text:style-name="L4">
              <text:list-item>
                <text:list>
                  <text:list-item>
                    <text:p text:style-name="P13">Ecore Meta-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AIS semantic 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XMI</text:p>
                  </text:list-item>
                </text:list>
              </text:list-item>
            </text:list>
            <text:list text:style-name="L4">
              <text:list-item>
                <text:p text:style-name="P12">OLTP and OLAP runtim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Product Line</text:p>
          </draw:text-box>
        </draw:frame>
        <draw:frame presentation:style-name="pr11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12">Tracker BI Toolkit</text:p>
              </text:list-item>
            </text:list>
            <text:list text:style-name="L4">
              <text:list-item>
                <text:list>
                  <text:list-item>
                    <text:p text:style-name="P13">Eclipse Rich Client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clipse Rich Ajax Platform</text:p>
                  </text:list-item>
                </text:list>
              </text:list-item>
            </text:list>
            <text:list text:style-name="L4">
              <text:list-item>
                <text:p text:style-name="P12">Runtime Engines</text:p>
              </text:list-item>
            </text:list>
            <text:list text:style-name="L4">
              <text:list-item>
                <text:list>
                  <text:list-item>
                    <text:p text:style-name="P13">Equinox Cloud Compute N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quinox Embedded Comput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Product Line</text:p>
          </draw:text-box>
        </draw:frame>
        <draw:frame presentation:style-name="pr11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12">Tracker Cloud Services</text:p>
              </text:list-item>
            </text:list>
            <text:list text:style-name="L4">
              <text:list-item>
                <text:list>
                  <text:list-item>
                    <text:p text:style-name="P13">Backup Services for Tracker Deskto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 Report Reposit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formation Inter-exchange h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2.859cm" svg:height="3.473cm" svg:x="1.906cm" svg:y="3.664cm" presentation:class="title" presentation:user-transformed="true">
          <draw:text-box>
            <text:p text:style-name="P10">Desktop Integration Service Product Role Out</text:p>
          </draw:text-box>
        </draw:frame>
        <draw:frame presentation:style-name="pr18" draw:text-style-name="P12" draw:layer="layout" svg:width="20.902cm" svg:height="11.078cm" svg:x="2.54cm" svg:y="6.985cm" presentation:class="outline">
          <draw:text-box>
            <text:list text:style-name="L4">
              <text:list-item>
                <text:p text:style-name="P12">Three Alpha Milestone releas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1 - Sept 07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2 – Dec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ernon and Crawford County Fair Pilot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3 - July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eta releas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9" draw:text-style-name="P10" draw:layer="layout" svg:width="22.859cm" svg:height="2.54cm" svg:x="1.906cm" svg:y="3.81cm" presentation:class="title" presentation:user-transformed="true">
          <draw:text-box>
            <text:p text:style-name="P10">Alpha Milestone 1 </text:p>
          </draw:text-box>
        </draw:frame>
        <draw:frame presentation:style-name="pr15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Core NAIS Premises data model</text:p>
              </text:list-item>
            </text:list>
            <text:list text:style-name="L4">
              <text:list-item>
                <text:list>
                  <text:list-item>
                    <text:p text:style-name="P13">Integrated 'County Fair' events </text:p>
                  </text:list-item>
                </text:list>
              </text:list-item>
            </text:list>
            <text:list text:style-name="L4">
              <text:list-item>
                <text:p text:style-name="P12">Model Editors and Viewers</text:p>
              </text:list-item>
            </text:list>
            <text:list text:style-name="L4">
              <text:list-item>
                <text:list>
                  <text:list-item>
                    <text:p text:style-name="P13">Off-lin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LTP</text:p>
                  </text:list-item>
                </text:list>
              </text:list-item>
            </text:list>
            <text:list text:style-name="L4">
              <text:list-item>
                <text:p text:style-name="P12">Data Export Utilities for Excel &amp; WLIC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9" draw:text-style-name="P10" draw:layer="layout" svg:width="22.859cm" svg:height="2.54cm" svg:x="1.906cm" svg:y="3.81cm" presentation:class="title" presentation:user-transformed="true">
          <draw:text-box>
            <text:p text:style-name="P10">Alpha Milestone 2</text:p>
          </draw:text-box>
        </draw:frame>
        <draw:frame presentation:style-name="pr15" draw:text-style-name="P12" draw:layer="layout" svg:width="20.902cm" svg:height="11.655cm" svg:x="2.54cm" svg:y="6.35cm" presentation:class="outline" presentation:user-transformed="true">
          <draw:text-box>
            <text:list text:style-name="L4">
              <text:list-item>
                <text:p text:style-name="P12">Data model enhancements</text:p>
              </text:list-item>
            </text:list>
            <text:list text:style-name="L4">
              <text:list-item>
                <text:list>
                  <text:list-item>
                    <text:p text:style-name="P13">Horse and goat spec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tensible Premises Fair model example</text:p>
                  </text:list-item>
                </text:list>
              </text:list-item>
            </text:list>
            <text:list text:style-name="L4">
              <text:list-item>
                <text:p text:style-name="P12">Document validation preferences</text:p>
              </text:list-item>
            </text:list>
            <text:list text:style-name="L4">
              <text:list-item>
                <text:p text:style-name="P12">Editor/Viewer enhancements</text:p>
              </text:list-item>
            </text:list>
            <text:list text:style-name="L4">
              <text:list-item>
                <text:list>
                  <text:list-item>
                    <text:p text:style-name="P13">Visualization, navigation, and sor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/O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Alpha Milestone 3</text:p>
          </draw:text-box>
        </draw:frame>
        <draw:frame presentation:style-name="pr15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Integrated OLAP (Business Intelligence)</text:p>
              </text:list-item>
            </text:list>
            <text:list text:style-name="L4">
              <text:list-item>
                <text:list>
                  <text:list-item>
                    <text:p text:style-name="P13">EMF Ecore ODA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RT Design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ample BIRT repor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RT Runtime Engine</text:p>
                  </text:list-item>
                </text:list>
              </text:list-item>
            </text:list>
            <text:list text:style-name="L4">
              <text:list-item>
                <text:p text:style-name="P12">User Interface Enhancement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Current Status </text:p>
          </draw:text-box>
        </draw:frame>
        <draw:frame presentation:style-name="pr20" draw:text-style-name="P13" draw:layer="layout" svg:width="20.902cm" svg:height="10.795cm" svg:x="2.54cm" svg:y="6.3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Stable toolkit and prototype featu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ternetwork Resour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Webs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Distribution Downloa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Project Management Webs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Issues Track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ource Code Version Contro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Component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Beta - Winter 2009 </text:p>
          </draw:text-box>
        </draw:frame>
        <draw:frame presentation:style-name="pr21" draw:text-style-name="P12" draw:layer="layout" svg:width="22.225cm" svg:height="9.147cm" svg:x="2.54cm" svg:y="8.255cm" presentation:class="outline" presentation:user-transformed="true">
          <draw:text-box>
            <text:list text:style-name="L4">
              <text:list-item>
                <text:p text:style-name="P12">Open Source Development community</text:p>
              </text:list-item>
            </text:list>
            <text:list text:style-name="L4">
              <text:list-item>
                <text:p text:style-name="P12">Partnership Programs</text:p>
              </text:list-item>
            </text:list>
            <text:list text:style-name="L4">
              <text:list-item>
                <text:p text:style-name="P12">Beta Tes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 style:list-style-name="L5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title">
      <style:graphic-properties draw:fill-color="#ffffff" draw:auto-grow-height="false" fo:min-height="3.181cm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2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0.902cm" svg:height="11.077cm" svg:x="2.54cm" svg:y="6.98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9" draw:layer="backgroundobjects" svg:width="2.275cm" svg:height="1.192cm" svg:x="22.383cm" svg:y="17.145cm" presentation:class="page-number">
        <draw:text-box>
          <text:p text:style-name="P9"><text:span text:style-name="T2"><text:page-number>12</text:page-number></text:span></text:p>
        </draw:text-box>
      </draw:frame>
      <draw:custom-shape draw:name="Base" draw:style-name="gr3" draw:text-style-name="P10" draw:layer="backgroundobjects" svg:width="16.934cm" svg:height="11.288cm" svg:x="4.233cm" svg:y="3.881cm">
        <text:p text:style-name="P11"/>
        <draw:enhanced-geometry svg:viewBox="0 0 21600 21600" draw:type="rectangle" draw:enhanced-path="M 0 0 L 21600 0 21600 21600 0 21600 0 0 Z N"/>
      </draw:custom-shape>
      <draw:frame presentation:style-name="pr3" draw:text-style-name="P11" draw:layer="backgroundobjects" svg:width="22.859cm" svg:height="3.18cm" svg:x="1.906cm" svg:y="3.81cm" presentation:class="title">
        <draw:text-box>
          <text:p text:style-name="P11">Click to edit the title text format</text:p>
        </draw:text-box>
      </draw:frame>
      <draw:frame draw:style-name="gr4" draw:text-style-name="P12" draw:layer="backgroundobjects" svg:width="12.7cm" svg:height="3.175cm" svg:x="0.14cm" svg:y="0cm">
        <draw:image xlink:href="Pictures/10000201000002460000008308878F39.png" xlink:type="simple" xlink:show="embed" xlink:actuate="onLoad">
          <text:p text:style-name="P11"/>
        </draw:image>
      </draw:frame>
      <presentation:notes style:page-layout-name="PM0">
        <office:forms form:automatic-focus="false" form:apply-design-mode="false"/>
        <draw:rect draw:style-name="gr5" draw:text-style-name="P12" draw:layer="backgroundobjects" svg:width="19.05cm" svg:height="25.4cm" svg:x="0cm" svg:y="0cm">
          <text:p text:style-name="P11"/>
        </draw:rect>
        <draw:frame presentation:style-name="pr4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LL</meta:initial-creator>
    <meta:creation-date>2007-11-11T22:43:28</meta:creation-date>
    <dc:creator>John Conlon</dc:creator>
    <dc:date>2009-08-28T15:57:28</dc:date>
    <meta:printed-by>John Conlon</meta:printed-by>
    <meta:print-date>2008-08-05T21:55:11</meta:print-date>
    <dc:language>en-US</dc:language>
    <meta:editing-cycles>36</meta:editing-cycles>
    <meta:editing-duration>P1DT1H48M19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93"/>
  </office:meta>
</office:document-meta>
</file>